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522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866cm"/>
    </style:style>
    <style:style style:name="co10" style:family="table-column">
      <style:table-column-properties fo:break-before="auto" style:column-width="10.751cm"/>
    </style:style>
    <style:style style:name="co11" style:family="table-column">
      <style:table-column-properties fo:break-before="auto" style:column-width="28.19cm"/>
    </style:style>
    <style:style style:name="co12" style:family="table-column">
      <style:table-column-properties fo:break-before="auto" style:column-width="52.52cm"/>
    </style:style>
    <style:style style:name="co13" style:family="table-column">
      <style:table-column-properties fo:break-before="auto" style:column-width="23.407cm"/>
    </style:style>
    <style:style style:name="co14" style:family="table-column">
      <style:table-column-properties fo:break-before="auto" style:column-width="11.412cm"/>
    </style:style>
    <style:style style:name="co15" style:family="table-column">
      <style:table-column-properties fo:break-before="auto" style:column-width="50.033cm"/>
    </style:style>
    <style:style style:name="co1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row table:style-name="ro1">
          <table:table-cell office:value-type="string">
            <text:p>//FAM</text:p>
          </table:table-cell>
          <table:table-cell office:value-type="string">
            <text:p>classe(56744)</text:p>
          </table:table-cell>
          <table:table-cell office:value-type="string">
            <text:p>&lt;specid&gt;</text:p>
          </table:table-cell>
          <table:table-cell office:value-type="string">
            <text:p>&lt;fldid&gt;</text:p>
          </table:table-cell>
          <table:table-cell office:value-type="string">
            <text:p>nom scientifique</text:p>
          </table:table-cell>
          <table:table-cell office:value-type="string">
            <text:p>nom</text:p>
          </table:table-cell>
          <table:table-cell office:value-type="string">
            <text:p>caracteristique</text:p>
          </table:table-cell>
          <table:table-cell table:number-columns-repeated="9"/>
        </table:table-row>
        <table:table-row table:style-name="ro1">
          <table:table-cell table:style-name="ce2" office:value-type="string">
            <text:p>ORDER</text:p>
          </table:table-cell>
          <table:table-cell table:style-name="ce2" office:value-type="string">
            <text:p>ZOO: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office:value-type="string">
            <text:p>DOC</text:p>
          </table:table-cell>
          <table:table-cell office:value-type="string">
            <text:p>ZOO:CLASSE</text:p>
          </table:table-cell>
          <table:table-cell office:value-type="string">
            <text:p>Actinopterygii</text:p>
          </table:table-cell>
          <table:table-cell office:value-type="float" office:value="-0">
            <text:p>0</text:p>
          </table:table-cell>
          <table:table-cell office:value-type="string">
            <text:p>Actinopterygii</text:p>
          </table:table-cell>
          <table:table-cell office:value-type="string">
            <text:p>Poissons</text:p>
          </table:table-cell>
          <table:table-cell table:number-columns-repeated="10"/>
        </table:table-row>
        <table:table-row table:style-name="ro1">
          <table:table-cell office:value-type="string">
            <text:p>DOC</text:p>
          </table:table-cell>
          <table:table-cell office:value-type="string">
            <text:p>ZOO:CLASSE</text:p>
          </table:table-cell>
          <table:table-cell office:value-type="string">
            <text:p>Reptilia</text:p>
          </table:table-cell>
          <table:table-cell office:value-type="float" office:value="-0">
            <text:p>0</text:p>
          </table:table-cell>
          <table:table-cell office:value-type="string">
            <text:p>Reptilia</text:p>
          </table:table-cell>
          <table:table-cell office:value-type="string">
            <text:p>Reptiles</text:p>
          </table:table-cell>
          <table:table-cell table:number-columns-repeated="10"/>
        </table:table-row>
        <table:table-row table:style-name="ro1">
          <table:table-cell office:value-type="string">
            <text:p>DOC</text:p>
          </table:table-cell>
          <table:table-cell office:value-type="string">
            <text:p>ZOO:CLASSE</text:p>
          </table:table-cell>
          <table:table-cell office:value-type="string">
            <text:p>Aves</text:p>
          </table:table-cell>
          <table:table-cell office:value-type="float" office:value="-0">
            <text:p>0</text:p>
          </table:table-cell>
          <table:table-cell office:value-type="string">
            <text:p>Aves</text:p>
          </table:table-cell>
          <table:table-cell office:value-type="string">
            <text:p>Oiseaux</text:p>
          </table:table-cell>
          <table:table-cell table:number-columns-repeated="10"/>
        </table:table-row>
        <table:table-row table:style-name="ro1">
          <table:table-cell office:value-type="string">
            <text:p>DOC</text:p>
          </table:table-cell>
          <table:table-cell office:value-type="string">
            <text:p>ZOO:CLASSE</text:p>
          </table:table-cell>
          <table:table-cell office:value-type="string">
            <text:p>Mammalia</text:p>
          </table:table-cell>
          <table:table-cell office:value-type="float" office:value="-0">
            <text:p>0</text:p>
          </table:table-cell>
          <table:table-cell office:value-type="string">
            <text:p>Mammalia</text:p>
          </table:table-cell>
          <table:table-cell office:value-type="string">
            <text:p>Mammifères</text:p>
          </table:table-cell>
          <table:table-cell table:number-columns-repeated="10"/>
        </table:table-row>
        <table:table-row table:style-name="ro1">
          <table:table-cell office:value-type="string">
            <text:p>DOC</text:p>
          </table:table-cell>
          <table:table-cell office:value-type="string">
            <text:p>ZOO:CLASSE</text:p>
          </table:table-cell>
          <table:table-cell office:value-type="string">
            <text:p>Lissamphibia</text:p>
          </table:table-cell>
          <table:table-cell office:value-type="float" office:value="-0">
            <text:p>0</text:p>
          </table:table-cell>
          <table:table-cell office:value-type="string">
            <text:p>Lissamphibia</text:p>
          </table:table-cell>
          <table:table-cell office:value-type="string">
            <text:p>Amphibiens</text:p>
          </table:table-cell>
          <table:table-cell table:number-columns-repeated="10"/>
        </table:table-row>
        <table:table-row table:style-name="ro1">
          <table:table-cell table:style-name="ce2" office:value-type="string">
            <text:p>ORDER</text:p>
          </table:table-cell>
          <table:table-cell table:style-name="ce2" office:value-type="string">
            <text:p>ESPECE</text:p>
          </table:table-cell>
          <table:table-cell table:style-name="ce2" office:value-type="float" office:value="0">
            <text:p>0</text:p>
          </table:table-cell>
          <table:table-cell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id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row>
        <table:table-row table:style-name="ro1">
          <table:table-cell office:value-type="string">
            <text:p>#DOC</text:p>
          </table:table-cell>
          <table:table-cell office:value-type="string">
            <text:p>ESPECE</text:p>
          </table:table-cell>
          <table:table-cell office:value-type="float" office:value="0">
            <text:p>0</text:p>
          </table:table-cell>
          <table:table-cell/>
          <table:table-cell office:value-type="string">
            <text:p>nom</text:p>
          </table:table-cell>
          <table:table-cell office:value-type="string">
            <text:p>classe</text:p>
          </table:table-cell>
          <table:table-cell office:value-type="string">
            <text:p>idclasse</text:p>
          </table:table-cell>
          <table:table-cell office:value-type="string">
            <text:p>ordre</text:p>
          </table:table-cell>
          <table:table-cell office:value-type="string">
            <text:p>poids</text:p>
          </table:table-cell>
          <table:table-cell office:value-type="string">
            <text:p>repartition</text:p>
          </table:table-cell>
          <table:table-cell office:value-type="string">
            <text:p>alimentation</text:p>
          </table:table-cell>
          <table:table-cell office:value-type="string">
            <text:p>reproduction</text:p>
          </table:table-cell>
          <table:table-cell office:value-type="string">
            <text:p>habitat</text:p>
          </table:table-cell>
          <table:table-cell office:value-type="string">
            <text:p>comportement</text:p>
          </table:table-cell>
          <table:table-cell table:number-columns-repeated="2"/>
        </table:table-row>
        <table:table-row table:style-name="ro1">
          <table:table-cell table:number-columns-repeated="16"/>
        </table:table-row>
        <table:table-row table:style-name="ro1">
          <table:table-cell office:value-type="string">
            <text:p>DOC</text:p>
          </table:table-cell>
          <table:table-cell office:value-type="string">
            <text:p>ESPECE</text:p>
          </table:table-cell>
          <table:table-cell table:number-columns-repeated="2"/>
          <table:table-cell office:value-type="string">
            <text:p>Alligator</text:p>
          </table:table-cell>
          <table:table-cell office:value-type="string">
            <text:p>Reptilia</text:p>
          </table:table-cell>
          <table:table-cell office:value-type="string">
            <text:p>Reptilia</text:p>
          </table:table-cell>
          <table:table-cell office:value-type="string">
            <text:p>Crocodiliens</text:p>
          </table:table-cell>
          <table:table-cell office:value-type="string">
            <text:p>350 kg</text:p>
          </table:table-cell>
          <table:table-cell office:value-type="string">
            <text:p>Sud Est des Etats-Unis, Amérique centrale.</text:p>
          </table:table-cell>
          <table:table-cell office:value-type="string">
            <text:p>Les jeunes salimentent de petits crustacés et insectes, puis de grenouilles, serpents et poissons. A lâge adulte, ils se nourrissent surtout de poissons et de petits mammifères.</text:p>
          </table:table-cell>
          <table:table-cell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office:value-type="string">
            <text:p><text:s/>Puis elle prend soins deux. Ils atteignent leur maturité a 6 ans.</text:p>
          </table:table-cell>
          <table:table-cell office:value-type="string">
            <text:p>Bordures de rivières, mangroves et estuaires.</text:p>
          </table:table-cell>
          <table:table-cell office:value-type="string">
            <text:p>Peu actifs, en journée, ils passent du temps à se faire chauffer au soleil. La nuit, ils simmergent en bord de rive et attendent leur proie.</text:p>
          </table:table-cell>
          <table:table-cell/>
        </table:table-row>
        <table:table-row table:style-name="ro1">
          <table:table-cell office:value-type="string">
            <text:p>DOC</text:p>
          </table:table-cell>
          <table:table-cell office:value-type="string">
            <text:p>ESPECE</text:p>
          </table:table-cell>
          <table:table-cell table:number-columns-repeated="2"/>
          <table:table-cell office:value-type="string">
            <text:p>Agouti</text:p>
          </table:table-cell>
          <table:table-cell office:value-type="string">
            <text:p>Mammalia</text:p>
          </table:table-cell>
          <table:table-cell office:value-type="string">
            <text:p>Mammalia</text:p>
          </table:table-cell>
          <table:table-cell office:value-type="string">
            <text:p>Rongeur</text:p>
          </table:table-cell>
          <table:table-cell office:value-type="string">
            <text:p>5 kg</text:p>
          </table:table-cell>
          <table:table-cell office:value-type="string">
            <text:p>Amérique centrale et méridionale.</text:p>
          </table:table-cell>
          <table:table-cell office:value-type="string">
            <text:p>Surtout végétarien, ils se nourrissent de feuilles, fruits, racines et parfois oeufs et coquillages.</text:p>
          </table:table-cell>
          <table:table-cell office:value-type="string">
            <text:p>2 ou 3 petits par portée </text:p>
          </table:table-cell>
          <table:table-cell office:value-type="string">
            <text:p><text:s/>parfois 2 portées par an. La gestation est de 3 mois. Les petits naissent trés développés : poilus, yeux ouverts, ils sont capables de se déplacer.</text:p>
          </table:table-cell>
          <table:table-cell office:value-type="string">
            <text:p>Forêts et zones boisées.</text:p>
          </table:table-cell>
          <table:table-cell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table-row>
        <table:table-row table:style-name="ro1">
          <table:table-cell office:value-type="string">
            <text:p>DOC</text:p>
          </table:table-cell>
          <table:table-cell office:value-type="string">
            <text:p>ESPECE</text:p>
          </table:table-cell>
          <table:table-cell table:number-columns-repeated="2"/>
          <table:table-cell office:value-type="string">
            <text:p>Belette</text:p>
          </table:table-cell>
          <table:table-cell office:value-type="string">
            <text:p>Mammalia</text:p>
          </table:table-cell>
          <table:table-cell office:value-type="string">
            <text:p>Mammalia</text:p>
          </table:table-cell>
          <table:table-cell office:value-type="string">
            <text:p>Carnivores</text:p>
          </table:table-cell>
          <table:table-cell office:value-type="string">
            <text:p>120 g</text:p>
          </table:table-cell>
          <table:table-cell office:value-type="string">
            <text:p>Europe, Asie, Sibérie, Afghanistan, Chine, Japon, Afrique du Nord</text:p>
          </table:table-cell>
          <table:table-cell office:value-type="string">
            <text:p>Elles se nourrissent principalement de petits rongeurs : Campagnols, mulots, souris mais parfois aussi dufs, doiseaux, de batraciens ou même de poissons.</text:p>
          </table:table-cell>
          <table:table-cell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office:value-type="string">
            <text:p>Zones boisées, broussailleuses et rocheuses et parfois vieilles habitations</text:p>
          </table:table-cell>
          <table:table-cell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number-columns-repeated="2"/>
        </table:table-row>
        <table:table-row table:style-name="ro1">
          <table:table-cell office:value-type="string">
            <text:p>DOC</text:p>
          </table:table-cell>
          <table:table-cell office:value-type="string">
            <text:p>ESPECE</text:p>
          </table:table-cell>
          <table:table-cell table:number-columns-repeated="2"/>
          <table:table-cell office:value-type="string">
            <text:p>Baleine à  bosse ou jubarte</text:p>
          </table:table-cell>
          <table:table-cell office:value-type="string">
            <text:p>Mammalia</text:p>
          </table:table-cell>
          <table:table-cell office:value-type="string">
            <text:p>Mammalia</text:p>
          </table:table-cell>
          <table:table-cell office:value-type="string">
            <text:p>Cétaces</text:p>
          </table:table-cell>
          <table:table-cell office:value-type="string">
            <text:p>50 tonnes</text:p>
          </table:table-cell>
          <table:table-cell office:value-type="string">
            <text:p>Pacifique Nord, Atlantiques Nord et Hémisphéres sud.</text:p>
          </table:table-cell>
          <table:table-cell office:value-type="string">
            <text:p>Elles sont carnivores, elles se nourrissent de petits crustacés et de poissons quelles concentrent en cercle grâce à un rideau de bulles quelles émettent lors de leurs plongées.</text:p>
          </table:table-cell>
          <table:table-cell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office:value-type="string">
            <text:p>Les eaux froides à proximité des côtes et eaux tropicales.</text:p>
          </table:table-cell>
          <table:table-cell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number-columns-repeated="2"/>
        </table:table-row>
        <table:table-row table:style-name="ro1">
          <table:table-cell office:value-type="string">
            <text:p>DOC</text:p>
          </table:table-cell>
          <table:table-cell office:value-type="string">
            <text:p>ESPECE</text:p>
          </table:table-cell>
          <table:table-cell table:number-columns-repeated="2"/>
          <table:table-cell office:value-type="string">
            <text:p>Antilope</text:p>
          </table:table-cell>
          <table:table-cell office:value-type="string">
            <text:p>Mammalia</text:p>
          </table:table-cell>
          <table:table-cell office:value-type="string">
            <text:p>Mammalia</text:p>
          </table:table-cell>
          <table:table-cell office:value-type="string">
            <text:p>Artiodactyles</text:p>
          </table:table-cell>
          <table:table-cell office:value-type="float" office:value="25">
            <text:p>25</text:p>
          </table:table-cell>
          <table:table-cell office:value-type="string">
            <text:p>nde au sud de l'Himalaya.</text:p>
          </table:table-cell>
          <table:table-cell office:value-type="string">
            <text:p>Herbivore.</text:p>
          </table:table-cell>
          <table:table-cell office:value-type="string">
            <text:p>Non saisonniére. La femelle donne naissance Ã  1 petit. La gestation est de 6 mois.</text:p>
          </table:table-cell>
          <table:table-cell office:value-type="string">
            <text:p>Des semi-déserts aux bois clairs</text:p>
          </table:table-cell>
          <table:table-cell office:value-type="string">
            <text:p>Harems composés d'1 male adulte et de plusieurs femelles: 10 à  20. avec leur jeune. Des groupes de jeunes mâles vivent à  la périphérie des harems.</text:p>
          </table:table-cell>
          <table:table-cell table:number-columns-repeated="2"/>
        </table:table-row>
        <table:table-row table:style-name="ro1">
          <table:table-cell office:value-type="string">
            <text:p>DOC</text:p>
          </table:table-cell>
          <table:table-cell office:value-type="string">
            <text:p>ESPECE</text:p>
          </table:table-cell>
          <table:table-cell table:number-columns-repeated="2"/>
          <table:table-cell office:value-type="string">
            <text:p>baleine blanche</text:p>
          </table:table-cell>
          <table:table-cell office:value-type="string">
            <text:p>Mammalia</text:p>
          </table:table-cell>
          <table:table-cell office:value-type="string">
            <text:p>Mammalia</text:p>
          </table:table-cell>
          <table:table-cell office:value-type="string">
            <text:p>Cétaces</text:p>
          </table:table-cell>
          <table:table-cell office:value-type="float" office:value="300">
            <text:p>300</text:p>
          </table:table-cell>
          <table:table-cell office:value-type="string">
            <text:p>Mers arctiques et subarctiques</text:p>
          </table:table-cell>
          <table:table-cell office:value-type="string">
            <text:p>Ils se nourrissent de calmars, seiches, crevettes et petits poissons.</text:p>
          </table:table-cell>
          <table:table-cell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office:value-type="string">
            <text:p>Eaux froides en bordures de côtes et eaux peu profondes</text:p>
          </table:table-cell>
          <table:table-cell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number-columns-repeated="2"/>
        </table:table-row>
        <table:table-row table:style-name="ro1" table:number-rows-repeated="19">
          <table:table-cell table:number-columns-repeated="16"/>
        </table:table-row>
        <table:table-row table:style-name="ro1">
          <table:table-cell table:number-columns-repeated="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3">13/01/2010</text:date>, <text:time>14:50: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13T14:50:20</dc:date>
    <dc:creator>Eric Brison</dc:creator>
    <meta:generator>OpenOffice.org/3.1$Linux OpenOffice.org_project/310m19$Build-9420</meta:generator>
    <meta:editing-duration>PT00H00M23S</meta:editing-duration>
    <meta:editing-cycles>1</meta:editing-cycles>
    <meta:document-statistic meta:table-count="1" meta:cell-count="143" meta:object-count="0"/>
  </office:meta>
</office:document-meta>
</file>